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1" table:default-cell-style-name="ce4"/>
        <table:table-column table:style-name="co3" table:default-cell-style-name="ce5"/>
        <table:table-column table:style-name="co1" table:default-cell-style-name="ce5"/>
        <table:table-column table:style-name="co1" table:number-columns-repeated="6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Default" office:value-type="float" office:value="58.092" calcext:value-type="float">
            <text:p>58,092</text:p>
          </table:table-cell>
          <table:table-cell office:value-type="float" office:value="224937600000" calcext:value-type="float">
            <text:p>2,25E+11</text:p>
          </table:table-cell>
          <table:table-cell table:style-name="ce6" office:value-type="float" office:value="229334400000" calcext:value-type="float">
            <text:p>2,29E+11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,38E+10</text:p>
          </table:table-cell>
          <table:table-cell office:value-type="float" office:value="86222400000" calcext:value-type="float">
            <text:p>8,62E+1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,41E+11</text:p>
          </table:table-cell>
          <table:table-cell office:value-type="float" office:value="144621600000" calcext:value-type="float">
            <text:p>1,45E+11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,31E+09</text:p>
          </table:table-cell>
          <table:table-cell office:value-type="float" office:value="1975200000" calcext:value-type="float">
            <text:p>1,98E+09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,17E+09</text:p>
          </table:table-cell>
          <table:table-cell office:value-type="float" office:value="859200000" calcext:value-type="float">
            <text:p>8,59E+08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,95E+09</text:p>
          </table:table-cell>
          <table:table-cell office:value-type="float" office:value="1584000000" calcext:value-type="float">
            <text:p>1,58E+09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,54E+09</text:p>
          </table:table-cell>
          <table:table-cell office:value-type="float" office:value="6861600000" calcext:value-type="float">
            <text:p>6,86E+09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,27E+09</text:p>
          </table:table-cell>
          <table:table-cell office:value-type="float" office:value="2940000000" calcext:value-type="float">
            <text:p>2,94E+09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,79E+09</text:p>
          </table:table-cell>
          <table:table-cell office:value-type="float" office:value="6516000000" calcext:value-type="float">
            <text:p>6,52E+09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,26E+10</text:p>
          </table:table-cell>
          <table:table-cell office:value-type="float" office:value="12854400000" calcext:value-type="float">
            <text:p>1,29E+1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,66E+09</text:p>
          </table:table-cell>
          <table:table-cell office:value-type="float" office:value="7209600000" calcext:value-type="float">
            <text:p>7,21E+09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,04E+10</text:p>
          </table:table-cell>
          <table:table-cell office:value-type="float" office:value="12489600000" calcext:value-type="float">
            <text:p>1,25E+1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,04E+09</text:p>
          </table:table-cell>
          <table:table-cell office:value-type="float" office:value="11911200000" calcext:value-type="float">
            <text:p>1,19E+1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,23E+09</text:p>
          </table:table-cell>
          <table:table-cell office:value-type="float" office:value="5599200000" calcext:value-type="float">
            <text:p>5,60E+09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,71E+09</text:p>
          </table:table-cell>
          <table:table-cell office:value-type="float" office:value="9240000000" calcext:value-type="float">
            <text:p>9,24E+09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,71E+10</text:p>
          </table:table-cell>
          <table:table-cell office:value-type="float" office:value="19740000000" calcext:value-type="float">
            <text:p>1,97E+1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,52E+09</text:p>
          </table:table-cell>
          <table:table-cell office:value-type="float" office:value="12278400000" calcext:value-type="float">
            <text:p>1,23E+1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,29E+10</text:p>
          </table:table-cell>
          <table:table-cell office:value-type="float" office:value="17956800000" calcext:value-type="float">
            <text:p>1,80E+1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,46E+09</text:p>
          </table:table-cell>
          <table:table-cell office:value-type="float" office:value="5848800000" calcext:value-type="float">
            <text:p>5,85E+09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,76E+09</text:p>
          </table:table-cell>
          <table:table-cell office:value-type="float" office:value="1999200000" calcext:value-type="float">
            <text:p>2,00E+09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,75E+09</text:p>
          </table:table-cell>
          <table:table-cell office:value-type="float" office:value="1872000000" calcext:value-type="float">
            <text:p>1,87E+09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0.934" calcext:value-type="float">
            <text:p>0,934</text:p>
          </table:table-cell>
          <table:table-cell office:value-type="float" office:value="12384000000" calcext:value-type="float">
            <text:p>1,24E+10</text:p>
          </table:table-cell>
          <table:table-cell office:value-type="float" office:value="10099200000" calcext:value-type="float">
            <text:p>1,01E+10</text:p>
          </table:table-cell>
          <table:table-cell office:value-type="string" calcext:value-type="string">
            <text:p>30.7% </text:p>
          </table:table-cell>
          <table:table-cell office:value-type="string" calcext:value-type="string">
            <text:p>9.4% 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32.2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40.2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02" calcext:value-type="float">
            <text:p>0,402</text:p>
          </table:table-cell>
          <table:table-cell office:value-type="float" office:value="6612000000" calcext:value-type="float">
            <text:p>6,61E+09</text:p>
          </table:table-cell>
          <table:table-cell office:value-type="float" office:value="5416800000" calcext:value-type="float">
            <text:p>5,42E+09</text:p>
          </table:table-cell>
          <table:table-cell office:value-type="string" calcext:value-type="string">
            <text:p>55.9% </text:p>
          </table:table-cell>
          <table:table-cell office:value-type="string" calcext:value-type="string">
            <text:p>18.9% </text:p>
          </table:table-cell>
          <table:table-cell office:value-type="string" calcext:value-type="string">
            <text:p>24.4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16.2% </text:p>
          </table:table-cell>
          <table:table-cell office:value-type="string" calcext:value-type="string">
            <text:p>32.3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1" calcext:value-type="float">
            <text:p>0,451</text:p>
          </table:table-cell>
          <table:table-cell office:value-type="float" office:value="6789600000" calcext:value-type="float">
            <text:p>6,79E+09</text:p>
          </table:table-cell>
          <table:table-cell office:value-type="float" office:value="5911200000" calcext:value-type="float">
            <text:p>5,91E+09</text:p>
          </table:table-cell>
          <table:table-cell office:value-type="string" calcext:value-type="string">
            <text:p>42.6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6% </text:p>
          </table:table-cell>
          <table:table-cell office:value-type="string" calcext:value-type="string">
            <text:p>14.0% </text:p>
          </table:table-cell>
          <table:table-cell office:value-type="string" calcext:value-type="string">
            <text:p>31.6% </text:p>
          </table:table-cell>
          <table:table-cell office:value-type="string" calcext:value-type="string">
            <text:p>29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4,00E+09</text:p>
          </table:table-cell>
          <table:table-cell office:value-type="float" office:value="5287200000" calcext:value-type="float">
            <text:p>5,29E+09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,89E+09</text:p>
          </table:table-cell>
          <table:table-cell office:value-type="float" office:value="2414400000" calcext:value-type="float">
            <text:p>2,41E+09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,91E+09</text:p>
          </table:table-cell>
          <table:table-cell office:value-type="float" office:value="2371200000" calcext:value-type="float">
            <text:p>2,37E+09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0.879" calcext:value-type="float">
            <text:p>0,879</text:p>
          </table:table-cell>
          <table:table-cell office:value-type="float" office:value="16848000000" calcext:value-type="float">
            <text:p>1,68E+10</text:p>
          </table:table-cell>
          <table:table-cell office:value-type="float" office:value="12734400000" calcext:value-type="float">
            <text:p>1,27E+10</text:p>
          </table:table-cell>
          <table:table-cell office:value-type="string" calcext:value-type="string">
            <text:p>51.7% </text:p>
          </table:table-cell>
          <table:table-cell office:value-type="string" calcext:value-type="string">
            <text:p>11.4% </text:p>
          </table:table-cell>
          <table:table-cell office:value-type="string" calcext:value-type="string">
            <text:p>35.4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25.6% </text:p>
          </table:table-cell>
          <table:table-cell office:value-type="string" calcext:value-type="string">
            <text:p>38.4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91" calcext:value-type="float">
            <text:p>0,491</text:p>
          </table:table-cell>
          <table:table-cell office:value-type="float" office:value="9434400000" calcext:value-type="float">
            <text:p>9,43E+09</text:p>
          </table:table-cell>
          <table:table-cell office:value-type="float" office:value="9201600000" calcext:value-type="float">
            <text:p>9,20E+09</text:p>
          </table:table-cell>
          <table:table-cell office:value-type="string" calcext:value-type="string">
            <text:p>51.1% </text:p>
          </table:table-cell>
          <table:table-cell table:number-columns-repeated="2" office:value-type="string" calcext:value-type="string">
            <text:p>8.5% </text:p>
          </table:table-cell>
          <table:table-cell office:value-type="string" calcext:value-type="string">
            <text:p>18.1% </text:p>
          </table:table-cell>
          <table:table-cell office:value-type="string" calcext:value-type="string">
            <text:p>20.8% </text:p>
          </table:table-cell>
          <table:table-cell office:value-type="string" calcext:value-type="string">
            <text:p>34.1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516" calcext:value-type="float">
            <text:p>0,516</text:p>
          </table:table-cell>
          <table:table-cell office:value-type="float" office:value="9741600000" calcext:value-type="float">
            <text:p>9,74E+09</text:p>
          </table:table-cell>
          <table:table-cell office:value-type="float" office:value="9744000000" calcext:value-type="float">
            <text:p>9,74E+09</text:p>
          </table:table-cell>
          <table:table-cell office:value-type="string" calcext:value-type="string">
            <text:p>49.1% </text:p>
          </table:table-cell>
          <table:table-cell office:value-type="string" calcext:value-type="string">
            <text:p>11.5% </text:p>
          </table:table-cell>
          <table:table-cell office:value-type="string" calcext:value-type="string">
            <text:p>37.9% </text:p>
          </table:table-cell>
          <table:table-cell office:value-type="string" calcext:value-type="string">
            <text:p>8.9% </text:p>
          </table:table-cell>
          <table:table-cell office:value-type="string" calcext:value-type="string">
            <text:p>29.1% </text:p>
          </table:table-cell>
          <table:table-cell office:value-type="string" calcext:value-type="string">
            <text:p>32.5%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8:38:32.536000000</dc:date>
    <meta:editing-duration>PT2H2M56S</meta:editing-duration>
    <meta:editing-cycles>24</meta:editing-cycles>
    <meta:document-statistic meta:table-count="1" meta:cell-count="352" meta:object-count="0"/>
  </office:meta>
</office:document-meta>
</file>